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+ 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бы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лешев Ива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 then 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йрамов Мура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шин Денис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the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ков Семен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then 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Введение в ТеХ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атематик ва ТеХ</text:p>
          </table:table-cell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алг без реализ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-\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2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+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4" table:style-name="ta1"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22 сентября</text:p>
          </table:table-cell>
          <table:table-cell office:value-type="string" calcext:value-type="string">
            <text:p>13 октября</text:p>
          </table:table-cell>
          <table:table-cell office:value-type="string" calcext:value-type="string">
            <text:p>24 октября</text:p>
          </table:table-cell>
          <table:table-cell/>
          <table:table-cell office:value-type="string" calcext:value-type="string">
            <text:p>10 ноября</text:p>
          </table:table-cell>
          <table:table-cell/>
          <table:table-cell office:value-type="string" calcext:value-type="string">
            <text:p>итог</text:p>
          </table:table-cell>
          <table:table-cell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3н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ишин Денис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а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5а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Козлов Алексей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8:36:06.53497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1-14T12:23:17.980860268</dc:date>
    <meta:editing-duration>PT15H43M26S</meta:editing-duration>
    <meta:editing-cycles>14</meta:editing-cycles>
    <meta:generator>LibreOffice/4.3.3.2$Linux_x86 LibreOffice_project/430m0$Build-2</meta:generator>
    <meta:document-statistic meta:table-count="6" meta:cell-count="1056" meta:object-count="0"/>
  </office:meta>
</office:document-meta>
</file>